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Menlo" svg:font-family="Menlo"/>
    <style:font-face style:name="Symbol" svg:font-family="Symbol"/>
    <style:font-face style:name="Times" svg:font-family="Times"/>
  </office:font-face-decls>
  <office:automatic-styles>
    <style:style style:name="P1" style:family="paragraph" style:parent-style-name="Standard">
      <style:paragraph-properties fo:line-height="108%"/>
      <style:text-properties style:font-name="Times" fo:font-size="11.0pt"/>
    </style:style>
    <style:style style:name="P2" style:family="paragraph" style:parent-style-name="Standard">
      <style:paragraph-properties fo:margin-left="0.5000in" fo:text-indent="-0.5000in" fo:line-height="108%">
        <style:tab-stops>
          <style:tab-stop style:position="0.1528in"/>
          <style:tab-stop style:position="0.5000in"/>
        </style:tab-stops>
      </style:paragraph-properties>
      <style:text-properties style:font-name="Times" fo:font-size="11.0pt"/>
    </style:style>
    <style:style style:name="P3" style:family="paragraph" style:parent-style-name="Standard">
      <style:paragraph-properties fo:margin-bottom="0.1110in" fo:line-height="108%"/>
      <style:text-properties style:font-name="Times" fo:font-size="11.0pt"/>
    </style:style>
    <style:style style:name="P4" style:family="paragraph" style:parent-style-name="Standard">
      <style:paragraph-properties fo:margin-left="0.5000in" fo:line-height="108%"/>
      <style:text-properties style:font-name="Times" fo:font-size="11.0pt"/>
    </style:style>
    <style:style style:name="P5" style:family="paragraph" style:parent-style-name="Standard">
      <style:paragraph-properties style:line-height-at-least="0.2500in"/>
      <style:text-properties style:font-name="Menlo" fo:font-size="12.0pt" fo:color="#4689cc" fo:background-color="#171717"/>
    </style:style>
    <style:style style:name="P6" style:family="paragraph" style:parent-style-name="Standard">
      <style:paragraph-properties style:line-height-at-least="0.2500in"/>
      <style:text-properties style:font-name="Menlo" fo:font-size="12.0pt" fo:color="#598a43" fo:background-color="#171717"/>
    </style:style>
    <style:style style:name="P7" style:family="paragraph" style:parent-style-name="Standard">
      <style:paragraph-properties style:line-height-at-least="0.2500in"/>
      <style:text-properties style:font-name="Menlo" fo:font-size="12.0pt" fo:color="#cacaca" fo:background-color="#171717"/>
    </style:style>
    <style:style style:name="P8" style:family="paragraph" style:parent-style-name="Standard">
      <style:paragraph-properties fo:line-height="115%"/>
      <style:text-properties style:font-name="Times" fo:font-size="11.0pt"/>
    </style:style>
    <style:style style:name="P9" style:family="paragraph" style:parent-style-name="Standard">
      <style:paragraph-properties fo:margin-bottom="0.0972in" fo:line-height="115%"/>
      <style:text-properties style:font-name="Times" fo:font-size="11.0pt"/>
    </style:style>
    <style:style style:name="P10" style:family="paragraph" style:parent-style-name="Standard">
      <style:paragraph-properties fo:line-height="108%"/>
      <style:text-properties style:font-name="Times" fo:font-size="11.0pt" fo:background-color="#ffdbb6"/>
    </style:style>
    <style:style style:name="P11" style:family="paragraph" style:parent-style-name="Standard">
      <style:paragraph-properties fo:line-height="108%"/>
      <style:text-properties style:font-name="Times" fo:font-size="10.0pt"/>
    </style:style>
    <style:style style:name="P12" style:family="paragraph" style:parent-style-name="Standard">
      <style:paragraph-properties fo:margin-bottom="0.1965in" fo:line-height="108%"/>
      <style:text-properties style:font-name="Times" fo:font-size="10.0pt"/>
    </style:style>
    <style:style style:name="P13" style:family="paragraph" style:parent-style-name="Standard">
      <style:paragraph-properties fo:line-height="108%"/>
      <style:text-properties style:font-name="Times" fo:font-size="11.0pt" fo:background-color="#ffd8ce"/>
    </style:style>
    <style:style style:name="P1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1.0pt"/>
    </style:style>
    <style:style style:name="T1" style:family="text">
      <style:text-properties style:text-underline-style="solid"/>
    </style:style>
    <style:style style:name="T2" style:family="text">
      <style:text-properties fo:font-weight="bold" fo:font-weight-asian="bold" fo:font-weight-complex="bold"/>
    </style:style>
    <style:style style:name="T3" style:family="text">
      <style:text-properties style:font-name="Symbol"/>
    </style:style>
    <style:style style:name="T4" style:family="text">
      <style:text-properties fo:background-color="#ffd8ce"/>
    </style:style>
    <style:style style:name="T5" style:family="text">
      <style:text-properties fo:letter-spacing="0.0000in"/>
    </style:style>
    <style:style style:name="T6" style:family="text">
      <style:text-properties fo:letter-spacing="0.0000in" fo:color="#cacaca"/>
    </style:style>
    <style:style style:name="T7" style:family="text">
      <style:text-properties fo:letter-spacing="0.0000in" fo:color="#c27e65"/>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text:list-style style:name="L4">
      <text:list-level-style-number text:level="1" style:num-suffix="." style:num-format="1">
        <style:list-level-properties text:space-before="0.25in" text:min-label-width="0.25in"/>
      </text:list-level-style-number>
    </text:list-style>
  </office:automatic-styles>
  <office:body>
    <office:text>
      <text:p text:style-name="P1">Check whether virtualisation is enabled:</text:p>
      <text:list text:style-name="L1">
        <text:list-item>
          <text:p text:style-name="P2">Search for task manager  performance tab  check virtualisation: enabled</text:p>
        </text:list-item>
      </text:list>
      <text:p text:style-name="P1"/>
      <text:p text:style-name="P1">Turn windows features on and off (Virtual machine platform/windows hypervisor platform)</text:p>
      <text:list text:style-name="L1">
        <text:list-item>
          <text:p text:style-name="P2">Search for Windows features</text:p>
        </text:list-item>
      </text:list>
      <text:p text:style-name="P1"/>
      <text:p text:style-name="P1"><text:span text:style-name="T1">Setup Kubernetes</text:span></text:p>
      <text:p text:style-name="P1">Installed Minikube for Linux</text:p>
      <text:p text:style-name="P1">Minikube to setup Kubernetes cluster with all different components (worker nodes and master node): makes an image with a single-node cluster.</text:p>
      <text:p text:style-name="P1">Minikube start  launches minikube.exe executable and downloads ISO image from the cloud + deploys it in an virtualization platform. Default: uses Docker.</text:p>
      <text:p text:style-name="P1">Kubectl is command line tool to interact with the cluster.</text:p>
      <text:p text:style-name="P1"/>
      <text:p text:style-name="P1">Kubernetes does not deploy containers directly, containers are incapsulated in PODs.</text:p>
      <text:p text:style-name="P1">POD is a single instance of the application (smallest object you can create).</text:p>
      <text:p text:style-name="P1"/>
      <text:p text:style-name="P3"/>
      <text:p text:style-name="P1">kubctl run<text:tab/><text:tab/><text:tab/><text:tab/><text:tab/> deploys a docker container by creating a pod</text:p>
      <text:p text:style-name="P1"><text:span text:style-name="T2">deletes</text:span></text:p>
      <text:p text:style-name="P1">kubectl delete deployment &lt;name&gt;<text:tab/><text:tab/> deletes a deployment</text:p>
      <text:p text:style-name="P1">kubectl delete pod &lt;name&gt;<text:tab/><text:tab/><text:tab/> deletes a pod</text:p>
      <text:p text:style-name="P1">kubectl run nginx –image=nginx<text:tab/><text:tab/> create a pod with the nginx image</text:p>
      <text:p text:style-name="P1">kubectl create/apply -f &lt;filename.yaml&gt;<text:tab/> create a pod using yaml file</text:p>
      <text:p text:style-name="P1">kubectl get pods (-o wide)<text:tab/><text:tab/><text:tab/> get current pods</text:p>
      <text:p text:style-name="P1">kubectl describe pod &lt;name&gt;<text:tab/><text:tab/><text:tab/> get additional info pod</text:p>
      <text:p text:style-name="P1">kubectl get pods &lt;name&gt;<text:tab/><text:tab/><text:tab/> gets pods with name specified</text:p>
      <text:p text:style-name="P1">kubectl edit pod &lt;name&gt;<text:tab/><text:tab/><text:tab/> opens the configuration file</text:p>
      <text:p text:style-name="P1"><text:span text:style-name="T2">replication controller &amp; replicasets</text:span></text:p>
      <text:p text:style-name="P1">kubectl create -f &lt;rc-defenition.yaml&gt;<text:tab/><text:tab/> creates replication controller + creates n pods</text:p>
      <text:p text:style-name="P1">kubectl get replicationcontroller<text:tab/><text:tab/> show the replication controller</text:p>
      <text:p text:style-name="P1">kubectl get replicaset<text:tab/><text:tab/><text:tab/><text:tab/> show the replicasets</text:p>
      <text:p text:style-name="P1">kubectl replace -f replicaset-definition.yml<text:tab/> after changing replicas to rescale</text:p>
      <text:p text:style-name="P1">kubectl scale --replicas=6 -f replication.defin..<text:tab/> same as command above: rescale -not file change</text:p>
      <text:p text:style-name="P1">kybectl scale --replicas=6 [type] [name]<text:tab/><text:tab/> same as command above: rescale -not file change</text:p>
      <text:p text:style-name="P1">kubectl delete replicaset [name]<text:tab/><text:tab/> delete the replicaset -also deletes underlying pods</text:p>
      <text:p text:style-name="P1"><text:span text:style-name="T2">deployments</text:span></text:p>
      <text:p text:style-name="P1"><text:span text:style-name="T2">name = deployment-definition.yaml</text:span></text:p>
      <text:p text:style-name="P1">kubectl create -f &lt;name&gt;<text:tab/><text:tab/><text:tab/> creates deployment (PODs and replicas)</text:p>
      <text:p text:style-name="P1">kubectl get deployments<text:tab/><text:tab/><text:tab/> get current deployments</text:p>
      <text:p text:style-name="P1">kubectl get replicaset<text:tab/><text:tab/><text:tab/><text:tab/> deployment will automatically build one</text:p>
      <text:p text:style-name="P1">kubectl get pods<text:tab/><text:tab/><text:tab/><text:tab/> deployment will automatically create pods</text:p>
      <text:p text:style-name="P1">kubectl get all<text:tab/><text:tab/><text:tab/><text:tab/><text:tab/> gets all objects</text:p>
      <text:p text:style-name="P1">minikube delete<text:tab/><text:tab/><text:tab/><text:tab/> delete minikube and all traces of the cluster</text:p>
      <text:p text:style-name="P1">kubectl apply -f &lt;name&gt;<text:tab/><text:tab/><text:s/><text:tab/> update</text:p>
      <text:p text:style-name="P1">kubectl set image &lt;name&gt; nginx=nginx:1.9.1<text:tab/> update</text:p>
      <text:p text:style-name="P1">kubectl rollout status &lt;name&gt;<text:tab/><text:tab/><text:tab/> get status</text:p>
      <text:p text:style-name="P1">kubectl rollout history &lt;name&gt;<text:tab/><text:tab/><text:tab/> get history of all deployments</text:p>
      <text:p text:style-name="P1">kubectl rollout undo &lt;name&gt;<text:tab/><text:tab/><text:tab/> rollback to previous deployment</text:p>
      <text:p text:style-name="P1"><text:span text:style-name="T2">services</text:span></text:p>
      <text:p text:style-name="P1"><text:span text:style-name="T2">name = service-definition.yaml</text:span></text:p>
      <text:p text:style-name="P1">kubectl create -f &lt;name&gt;<text:tab/><text:tab/><text:tab/> creates service</text:p>
      <text:p text:style-name="P1">kubectl get services<text:tab/><text:tab/><text:tab/><text:tab/> get current services</text:p>
      <text:p text:style-name="P1">minikube service myapp-service --url<text:tab/><text:tab/> prints url where service is available</text:p>
      <text:p text:style-name="P1">kubectl describe service [name]<text:tab/><text:tab/><text:span text:style-name="T3">→</text:span><text:s/>prints extra info service</text:p>
      <text:p text:style-name="P1"/>
      <text:p text:style-name="P3"/>
      <text:p text:style-name="P1"><text:span text:style-name="T1">Yaml introduction</text:span></text:p>
      <text:p text:style-name="P1">Dictionary: store different information of a single object.</text:p>
      <text:p text:style-name="P1">Name: Iris</text:p>
      <text:p text:style-name="P1">Age: 24</text:p>
      <text:p text:style-name="P1">Dictionary within dictionary: information that is splitted up.</text:p>
      <text:p text:style-name="P1">List: multiple items of the same type of object</text:p>
      <text:list text:style-name="L1">
        <text:list-item>
          <text:p text:style-name="P2">Car 1</text:p>
        </text:list-item>
        <text:list-item>
          <text:p text:style-name="P2">Car 2</text:p>
        </text:list-item>
      </text:list>
      <text:p text:style-name="P1">List of dictionaries:</text:p>
      <text:list text:style-name="L1">
        <text:list-item>
          <text:p text:style-name="P2">Name: Car</text:p>
        </text:list-item>
      </text:list>
      <text:p text:style-name="P4">Type: 1</text:p>
      <text:list text:style-name="L1">
        <text:list-item>
          <text:p text:style-name="P2">Name: Car</text:p>
        </text:list-item>
      </text:list>
      <text:p text:style-name="P4">Type: 2</text:p>
      <text:p text:style-name="P1"/>
      <text:p text:style-name="P1"><text:span text:style-name="T1">Codeeroefeningen PODs</text:span></text:p>
      <text:p text:style-name="P1">Array/list:<text:line-break/><text:tab/>-</text:p>
      <text:p text:style-name="P1"><text:tab/>[] in vs</text:p>
      <text:p text:style-name="P1">Dictionary:</text:p>
      <text:p text:style-name="P1"><text:tab/>tabw</text:p>
      <text:p text:style-name="P1"><text:tab/>{} in vs</text:p>
      <text:p text:style-name="P1"/>
      <text:p text:style-name="P1">Error: </text:p>
      <text:p text:style-name="P1">Satus of Minikube: Ready, SchedulingDisabled</text:p>
      <text:p text:style-name="P1">And PODs are hanging.</text:p>
      <text:list text:style-name="L2">
        <text:list-item>
          <text:p text:style-name="P2">Something went wrong using drain  delete the process and start again.</text:p>
        </text:list-item>
      </text:list>
      <text:p text:style-name="P1"/>
      <text:p text:style-name="P1">Dashboard opstarten</text:p>
      <text:p text:style-name="P1">Telegraf: verzamelen van info over je service</text:p>
      <text:p text:style-name="P1"/>
      <text:p text:style-name="P1">Applications cannot interact via IP addresses (that can change) <text:span text:style-name="T3">→</text:span><text:s/>use:</text:p>
      <text:p text:style-name="P1"><text:span text:style-name="T2">Service:</text:span><text:s/>can expose an application to other applications/users for external access.</text:p>
      <text:p text:style-name="P1">This service will use the name of the application to refer to the instance. Use envirment variables for this instead of hardcoding.</text:p>
      <text:p text:style-name="P1"/>
      <text:p text:style-name="P1">Environment variables:</text:p>
      <text:p text:style-name="P1">in spec:</text:p>
      <text:p text:style-name="P1"><text:tab/>containers:</text:p>
      <text:p text:style-name="P1"><text:tab/>env:</text:p>
      <text:p text:style-name="P1"><text:tab/><text:s text:c="2"/>– name: POSTGRES_USER</text:p>
      <text:p text:style-name="P1"><text:tab/><text:s text:c="4"/>value: postgres</text:p>
      <text:p text:style-name="P1"><text:tab/><text:s text:c="2"/>– name: POSTGRES_PASSWORD</text:p>
      <text:p text:style-name="P1"><text:tab/><text:s text:c="4"/>value: postgres</text:p>
      <text:p text:style-name="P1"><text:span text:style-name="T3">→</text:span><text:s/>workerpod and result pod use this to connect to the database</text:p>
      <text:p text:style-name="P1"><text:span text:style-name="T2">Nginx container</text:span></text:p>
      <text:p text:style-name="P1">– service before deployment in yaml file:</text:p>
      <text:p text:style-name="P1"><text:a xlink:type="simple" xlink:href="https://stackoverflow.com/questions/50409392/why-should-i-specify-service-before-deployment-in-a-single-kubernetes-configurat">https://stackoverflow.com/questions/50409392/why-should-i-specify-service-before-deployment-in-a-single-kubernetes-configurat</text:a></text:p>
      <text:p text:style-name="P1">Service should be up before deployments for correct env variables + scheduler might put multiple PODs in 1 node</text:p>
      <text:p text:style-name="P1"><text:a xlink:type="simple" xlink:href="https://kubernetes.io/docs/concepts/services-networking/connect-applications-service/#accessing-the-service">https://kubernetes.io/docs/concepts/services-networking/connect-applications-service/#accessing-the-service</text:a></text:p>
      <text:p text:style-name="P1"/>
      <text:p text:style-name="P1">– Serivce nginx is pending<text:span text:style-name="T3">→</text:span><text:s/>get MetalLB to work (as we cannot use NodePort)</text:p>
      <text:p text:style-name="P1"><text:a xlink:type="simple" xlink:href="https://stackoverflow.com/questions/44110876/kubernetes-service-external-ip-pending">https://stackoverflow.com/questions/44110876/kubernetes-service-external-ip-pending</text:a></text:p>
      <text:p text:style-name="P1"/>
      <text:p text:style-name="P1">We cannot not use nginx image from the minikube docker registry/public docker registry<text:span text:style-name="T3">→</text:span></text:p>
      <text:list text:style-name="L3">
        <text:list-item>
          <text:p text:style-name="P2">build our own docker image</text:p>
        </text:list-item>
      </text:list>
      <text:list text:style-name="L3">
        <text:list-item>
          <text:p text:style-name="P2">imagePullPolicy: never</text:p>
        </text:list-item>
        <text:list-item>
          <text:p text:style-name="P2"><text:span text:style-name="T4">minikube docker-env:</text:span><text:s/>these are the environment variables needed to point to Docker Deamon. Will temporarily (only for that terminal)</text:p>
        </text:list-item>
        <text:list-item>
          <text:p text:style-name="P2">eval $(minikube -p minikube docker-env): apply these variables</text:p>
        </text:list-item>
        <text:list-item>
          <text:p text:style-name="P2">afterwards: build Docker image &amp; create deployment and service</text:p>
        </text:list-item>
      </text:list>
      <text:p text:style-name="P1"><text:a xlink:type="simple" xlink:href="https://medium.com/swlh/how-to-run-locally-built-docker-images-in-kubernetes-b28fbc32cc1d">https://medium.com/swlh/how-to-run-locally-built-docker-images-in-kubernetes-b28fbc32cc1d</text:a></text:p>
      <text:p text:style-name="P1"/>
      <text:p text:style-name="P1">nginx running:</text:p>
      <text:p text:style-name="P1">docker build -t nginx ./srcs/nginx</text:p>
      <text:p text:style-name="P1">docker run -it -d -p 80:80 -p 443:443 nginx</text:p>
      <text:p text:style-name="P1">for errors</text:p>
      <text:p text:style-name="P1"/>
      <text:p text:style-name="P1"><text:a xlink:type="simple" xlink:href="https://wiki.alpinelinux.org/wiki/Nginx"><text:span text:style-name="T2">https://wiki.alpinelinux.org/wiki/Nginx</text:span></text:a></text:p>
      <text:p text:style-name="P1"/>
      <text:p text:style-name="P1">error finding nginx.pid:</text:p>
      <text:p text:style-name="P1">default pid location /run/nginx/nginx.pid doesn’t exist-<text:span text:style-name="T3">→</text:span><text:s/>create /run/nginx/ directory</text:p>
      <text:p text:style-name="P1"><text:a xlink:type="simple" xlink:href="https://github.com/gliderlabs/docker-alpine/issues/185">https://github.com/gliderlabs/docker-alpine/issues/185</text:a></text:p>
      <text:p text:style-name="P1">docker images shouldn’t exist after creating local image by Dockerfiles</text:p>
      <text:p text:style-name="P1">Docker doesn’t need to be running</text:p>
      <text:p text:style-name="P1"/>
      <text:p text:style-name="P1">Changes that make nginx showing on url:</text:p>
      <text:p text:style-name="P1">Labels not correct in yaml file!!</text:p>
      <text:p text:style-name="P5"><text:span text:style-name="T5">annotations</text:span><text:span text:style-name="T6">:</text:span></text:p>
      <text:p text:style-name="P5"><text:span text:style-name="T6"><text:s text:c="4"/></text:span><text:span text:style-name="T5">metallb.universe.tf/allow-shared-ip</text:span><text:span text:style-name="T6">: </text:span><text:span text:style-name="T7">shared</text:span></text:p>
      <text:p text:style-name="P1">Added for service.</text:p>
      <text:p text:style-name="P6"><text:span text:style-name="T5"># deploy metallb</text:span></text:p>
      <text:p text:style-name="P7"><text:span text:style-name="T5">kubectl apply -f https://raw.githubusercontent.com/metallb/metallb/v0.9.5/manifests/namespace.yaml</text:span></text:p>
      <text:p text:style-name="P7"><text:span text:style-name="T5">kubectl apply -f https://raw.githubusercontent.com/metallb/metallb/v0.9.5/manifests/metallb.yaml</text:span></text:p>
      <text:p text:style-name="P1">Deleted -&gt; toch laten staan</text:p>
      <text:p text:style-name="P1"/>
      <text:p text:style-name="P1"><text:span text:style-name="T2">MetalLB</text:span></text:p>
      <text:p text:style-name="P8">In a cloud-enabled Kubernetes cluster, you request a load-balancer, and your cloud platform assigns an IP address to you. In a bare metal cluster, MetalLB is responsible for that allocation.</text:p>
      <text:p text:style-name="P9">MetalLB cannot create IP addresses out of thin air, so you do have to give it pools of IP addresses that it can use. MetalLB will take care of assigning and unassigning individual addresses as services come and go, but it will only ever hand out IPs that are part of its configured pools.</text:p>
      <text:p text:style-name="P1">As our cluster is purely private, use private IP adresses for this.</text:p>
      <text:p text:style-name="P1"><text:a xlink:type="simple" xlink:href="https://metallb.universe.tf/concepts/">https://metallb.universe.tf/concepts/</text:a></text:p>
      <text:p text:style-name="P1"/>
      <text:p text:style-name="P1"><text:span text:style-name="T1">Layer 2 mode </text:span>is easiest solution.</text:p>
      <text:p text:style-name="P1">The major advantage of the layer 2 mode is its universality: it will work on any ethernet network, with no special hardware required, not even fancy routers.</text:p>
      <text:p text:style-name="P8">In layer 2 mode, all traffic for a service IP goes to one node. From there, kube-proxy spreads the traffic to all the service’s pods.</text:p>
      <text:p text:style-name="P9">In that sense, layer 2 does not implement a load-balancer. Rather, it implements a <text:span text:style-name="T1">failover mechanism </text:span>so that a different node can take over should the current leader node fail for some reason.</text:p>
      <text:p text:style-name="P9">If the leader node fails for some reason, failover is automatic: the failed node is detected using <text:a xlink:type="simple" xlink:href="https://github.com/hashicorp/memberlist">memberlist</text:a>, at which point new nodes take over ownership of the IP addresses from the failed node.</text:p>
      <text:p text:style-name="P9">All modern versions of major OSes (Windows, Mac, Linux) implement layer 2 failover correctly, so the only situation where issues may happen is with older or less common OSes.</text:p>
      <text:p text:style-name="P1"><text:a xlink:type="simple" xlink:href="https://metallb.universe.tf/concepts/layer2/">https://metallb.universe.tf/concepts/layer2/</text:a></text:p>
      <text:p text:style-name="P1"/>
      <text:p text:style-name="P1">Install lines from:</text:p>
      <text:p text:style-name="P1"><text:a xlink:type="simple" xlink:href="https://metallb.universe.tf/installation/"><text:span text:style-name="T2">https://metallb.universe.tf/installation/</text:span></text:a></text:p>
      <text:p text:style-name="P1">Configuration file (layer 2 configuration):</text:p>
      <text:p text:style-name="P1"><text:a xlink:type="simple" xlink:href="https://metallb.universe.tf/configuration/#layer-2-configuration">https://metallb.universe.tf/configuration/#layer-2-configuration</text:a></text:p>
      <text:p text:style-name="P1"/>
      <text:p text:style-name="P1">Loadbalancer only available in paid clouds-<text:span text:style-name="T3">→</text:span><text:s/>use metallb for bare metal cluster.</text:p>
      <text:p text:style-name="P1">Lxc list <text:span text:style-name="T3">→</text:span><text:s/>lists the containers (linux containers: LXD containers)</text:p>
      <text:p text:style-name="P1">watch kubectl get all &amp;&amp; do stuff in terminal on the side</text:p>
      <text:p text:style-name="P1">applying metallb (for installation) will create a namespace</text:p>
      <text:p text:style-name="P10">kubectl get ns<text:tab/><text:tab/><text:tab/><text:tab/><text:span text:style-name="T3">→</text:span><text:s/>see the newly created namespace</text:p>
      <text:p text:style-name="P10">kubectl get all -n metallbsystem<text:tab/><text:span text:style-name="T3">→</text:span><text:s/>to see what is inside the namespace</text:p>
      <text:p text:style-name="P10"/>
      <text:p text:style-name="P1">2 components metallb loadbalancer:</text:p>
      <text:p text:style-name="P1"><text:tab/>– controller: will do IP address assignment</text:p>
      <text:p text:style-name="P1"><text:tab/>– speaker: makes sure you can reach server through loadbalancer IP</text:p>
      <text:p text:style-name="P1">it also creates the “cluster roles” and “cluster role binding” for them</text:p>
      <text:p text:style-name="P1">+ deamon set and deployment.</text:p>
      <text:p text:style-name="P1"/>
      <text:p text:style-name="P1">Then copy metallb configuration file and deploy it.</text:p>
      <text:p text:style-name="P1">Choose the network range where the nodes are in.</text:p>
      <text:p text:style-name="P10">kubectl get nodes -o wide<text:tab/><text:tab/><text:tab/><text:tab/><text:tab/><text:span text:style-name="T3">→</text:span><text:s/>to see IP range</text:p>
      <text:p text:style-name="P10">kubectl describe configmap config -n metallb-system<text:tab/><text:span text:style-name="T3">→</text:span><text:s/>shows the created config map</text:p>
      <text:p text:style-name="P1">The INTERNAL-IP addresses of nodes: put network range around these.</text:p>
      <text:p text:style-name="P1">External IP for services should now be accessable. Not working yet: nginx default webpage is not showing, only once, maybe by still using NodePort?</text:p>
      <text:p text:style-name="P1"><text:a xlink:type="simple" xlink:href="https://www.youtube.com/watch?v=xYiYIjlAgHY">https://www.youtube.com/watch?v=xYiYIjlAgHY</text:a></text:p>
      <text:p text:style-name="P1"/>
      <text:p text:style-name="P1">Ingress Controller object= prohibited. Can be used for external access to cluster (localhost).</text:p>
      <text:p text:style-name="P1"/>
      <text:p text:style-name="P1"/>
      <text:p text:style-name="P1"/>
      <text:p text:style-name="P1">Check Metallb:</text:p>
      <text:p text:style-name="P1"><text:a xlink:type="simple" xlink:href="https://ubuntu.com/kubernetes/docs/metallb">https://ubuntu.com/kubernetes/docs/metallb</text:a></text:p>
      <text:p text:style-name="P1">wget <text:a xlink:type="simple" xlink:href="https://raw.githubusercontent.com/containers/metallb-operator/master/docs/example-microbot-lb.yaml">https://raw.githubusercontent.com/containers/metallb-operator/master/docs/example-microbot-lb.yaml</text:a></text:p>
      <text:p text:style-name="P11">kubectl apply -f example-microbot-lb.yaml</text:p>
      <text:p text:style-name="P12">kubectl get service microbot-lb</text:p>
      <text:p text:style-name="P1">image is not showing <text:span text:style-name="T3">→</text:span><text:s/>most probably the IP range is not correctly chosen</text:p>
      <text:p text:style-name="P1">“the IP range needs to be a pool reserved solely for MetalLB to avoid IP conflicts.”</text:p>
      <text:p text:style-name="P1"/>
      <text:p text:style-name="P1"/>
      <text:p text:style-name="P1"><text:a xlink:type="simple" xlink:href="https://dzone.com/articles/kubernetes-metallb-bare-metal-loadbalancer">https://dzone.com/articles/kubernetes-metallb-bare-metal-loadbalancer</text:a></text:p>
      <text:p text:style-name="P1">Here we are telling it to use the pool of 10 IPs from 192.168.1.240 - 250. If your network makes use of DHCP then make sure whatever pool you give to Metallb, you exclude those IPs from the DHCP pool of available IP's that it can assign. Otherwise, you might have network address conflicts and stuff will break</text:p>
      <text:p text:style-name="P1">checked: DHCP not used by my network.</text:p>
      <text:p text:style-name="P1"/>
      <text:p text:style-name="P1">NodePort: internal pod accesible to port on the node.</text:p>
      <text:p text:style-name="P1">ClusterIP: service creates virtual IP inside the cluster to enable communication between different services.</text:p>
      <text:p text:style-name="P1">LoadBalancer: </text:p>
      <text:p text:style-name="P1"/>
      <text:p text:style-name="P1">Now, what IP do you give your end users to access your application? You cannot give them all three and let them choose one of their own. What end users really want is a single URL to access the application. For this, you will be required to setup a separate Load Balancer VM in your environment. In this case I deploy a new VM for load balancer purposes and configure it to forward requests that come to it to any of the 109Ips of the Kubernetes nodes. I will then configure my organizations DNS to point to this load balancer when a user hosts http://myapp.com. Now setting up that load balancer by myself is a tedious task, and I might have to do that in my local or on-prem environment. However, if I happen to be on a supported CloudPlatform, like Google Cloud Platform, I could leverage the native load balancing functionalities of the cloud platform to set this up. Again you don’t have to set that up manually, Kubernetes sets it up for you. Kubernetes has built-in integration with supported cloud platforms.</text:p>
      <text:p text:style-name="P1"/>
      <text:p text:style-name="P1"><text:a xlink:type="simple" xlink:href="https://www.youtube.com/watch?v=7LMaAVwZE2c">https://www.youtube.com/watch?v=7LMaAVwZE2c</text:a></text:p>
      <text:p text:style-name="P1">sticky sessions: using chache/IP details/cookies, the loadbalancer can start routing the requests of the user to the same specific server for the duration of the session.</text:p>
      <text:p text:style-name="P1"/>
      <text:p text:style-name="P1"><text:a xlink:type="simple" xlink:href="https://metallb.universe.tf/configuration/troubleshooting/">https://metallb.universe.tf/configuration/troubleshooting/</text:a></text:p>
      <text:p text:style-name="P1"><text:a xlink:type="simple" xlink:href="https://mvallim.github.io/kubernetes-under-the-hood/documentation/kube-metallb.html">https://mvallim.github.io/kubernetes-under-the-hood/documentation/kube-metallb.html</text:a></text:p>
      <text:p text:style-name="P1"><text:a xlink:type="simple" xlink:href="https://minikube.sigs.k8s.io/docs/handbook/vpn_and_proxy/">https://minikube.sigs.k8s.io/docs/handbook/vpn_and_proxy/</text:a></text:p>
      <text:p text:style-name="P1">testing metallb:</text:p>
      <text:p text:style-name="P1"><text:a xlink:type="simple" xlink:href="https://ubuntu.com/kubernetes/docs/metallb">https://ubuntu.com/kubernetes/docs/metallb</text:a></text:p>
      <text:p text:style-name="P1"><text:span text:style-name="T2">PHPMyAdmin</text:span></text:p>
      <text:p text:style-name="P1"><text:a xlink:type="simple" xlink:href="https://wiki.alpinelinux.org/wiki/Nginx_with_PHP"><text:span text:style-name="T2">https://wiki.alpinelinux.org/wiki/Nginx_with_PHP</text:span></text:a></text:p>
      <text:p text:style-name="P1"/>
      <text:p text:style-name="P1">error when building image php:</text:p>
      <text:p text:style-name="P13">[04-Mar-2021 10:06:54] ERROR: [pool www] please specify user and group other than root</text:p>
      <text:p text:style-name="P13">[04-Mar-2021 10:06:54] ERROR: FPM initialization failed</text:p>
      <text:p text:style-name="P13">nginx: [emerg] unknown directive "daemon-off" in command line</text:p>
      <text:p text:style-name="P1">last line: end of file characters deleten</text:p>
      <text:p text:style-name="P1"><text:a xlink:type="simple" xlink:href="https://stackoverflow.com/questions/19165976/nginx-emerg-unknown-directive-in-etc-nginx-sites-enabled-example-com3">https://stackoverflow.com/questions/19165976/nginx-emerg-unknown-directive-in-etc-nginx-sites-enabled-example-com3</text:a></text:p>
      <text:p text:style-name="P1"/>
      <text:p text:style-name="P1"/>
      <text:p text:style-name="P1"/>
      <text:p text:style-name="P1"><text:line-break/><text:span text:style-name="T3">→</text:span><text:s/>install MySQL</text:p>
      <text:p text:style-name="P1"/>
      <text:p text:style-name="P1"><text:span text:style-name="T2">MySQL</text:span></text:p>
      <text:p text:style-name="P1"><text:a xlink:type="simple" xlink:href="https://wiki.alpinelinux.org/wiki/Mysql"><text:span text:style-name="T2">https://wiki.alpinelinux.org/wiki/Mysql</text:span></text:a></text:p>
      <text:p text:style-name="P1">Two users will be created in database init: root and mysql</text:p>
      <text:p text:style-name="P1"><text:a xlink:type="simple" xlink:href="https://mariadb.org/">MariaDB</text:a><text:s/>is a community-developed fork of the MySQL relational database management system intended to remain free under the GNU GPL.</text:p>
      <text:p text:style-name="P1"/>
      <text:p text:style-name="P1"/>
      <text:p text:style-name="P1"/>
      <text:p text:style-name="P1"><text:span text:style-name="T2">HEALTHCHECK</text:span><text:span text:style-name="T3">→</text:span><text:span text:style-name="T2"><text:s/>liveness</text:span></text:p>
      <text:p text:style-name="P1"><text:a xlink:type="simple" xlink:href="https://harm-smits.github.io/42docs/projects/ft_services">https://harm-smits.github.io/42docs/projects/ft_services</text:a></text:p>
      <text:p text:style-name="P1">[Prerequisits]</text:p>
      <text:p text:style-name="P1">If any service crashes in a docker image, you must make sure it gets replaced accordingly, you can do this by looking into: </text:p>
      <text:list text:style-name="L4">
        <text:list-item>
          <text:p text:style-name="P14"><text:a xlink:type="simple" xlink:href="https://blog.trifork.com/2014/03/11/using-supervisor-with-docker-to-manage-processes-supporting-image-inheritance/">Supervisor</text:a><text:s/>which provides you with powerful configuration options to make sure that your docker image will exit if a service stops responding. </text:p>
        </text:list-item>
        <text:list-item>
          <text:p text:style-name="P14"><text:a xlink:type="simple" xlink:href="https://blog.couchbase.com/docker-health-check-keeping-containers-healthy/">Health checks</text:a><text:s/>which provide you with a very easy way to check if your service is still up and running.</text:p>
        </text:list-item>
      </text:list>
      <text:p text:style-name="P1"/>
      <text:p text:style-name="P1">All docker images MUST be build manually. No including of external images. </text:p>
      <text:p text:style-name="P1"/>
      <text:p text:style-name="P1">Everything must be up and running and persist when needed. This includes, but is not limited to: your wordpress wp-content folder, your FTPS data, the influxdb data file, the grafana database with settings, and the mysql data file.</text:p>
      <text:p text:style-name="P1"/>
      <text:p text:style-name="P1">Healtcheck configuration in yaml file:</text:p>
      <text:p text:style-name="P1"><text:a xlink:type="simple" xlink:href="https://forhjy.medium.com/42-ft-services-install-nginx-with-kubernetes-fd22a5fcb062">https://forhjy.medium.com/42-ft-services-install-nginx-with-kubernetes-fd22a5fcb062</text:a></text:p>
      <text:p text:style-name="P1">liveness probes:</text:p>
      <text:p text:style-name="P1"><text:a xlink:type="simple" xlink:href="https://kubernetes.io/docs/tasks/configure-pod-container/configure-liveness-readiness-startup-probes/">https://kubernetes.io/docs/tasks/configure-pod-container/configure-liveness-readiness-startup-probes/</text:a></text:p>
      <text:p text:style-name="P1">deploy liveness pod and to check output:</text:p>
      <text:p text:style-name="P1">– kubectl describe pod liveness-exec</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6</meta:generator>
    <meta:initial-creator>Iris Boeters</meta:initial-creator>
  </office:meta>
</office:document-meta>
</file>